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Coe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2.5" calcext:value-type="float">
            <text:p>-2,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table:formula="of:= -2.5 + 0.5*[.C2]" office:value-type="float" office:value="-2.5" calcext:value-type="float">
            <text:p>-2,5</text:p>
          </table:table-cell>
          <table:table-cell table:formula="of:=0.8+0.6*[.B3]" office:value-type="float" office:value="-0.7" calcext:value-type="float">
            <text:p>-0,7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table:formula="of:= -2.5 + 0.5*[.C3]" office:value-type="float" office:value="-2.85" calcext:value-type="float">
            <text:p>-2,85</text:p>
          </table:table-cell>
          <table:table-cell table:formula="of:=0.8+0.6*[.B4]" office:value-type="float" office:value="-0.91" calcext:value-type="float">
            <text:p>-0,91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table:formula="of:= -2.5 + 0.5*[.C4]" office:value-type="float" office:value="-2.955" calcext:value-type="float">
            <text:p>-2,955</text:p>
          </table:table-cell>
          <table:table-cell table:formula="of:=0.8+0.6*[.B5]" office:value-type="float" office:value="-0.973" calcext:value-type="float">
            <text:p>-0,973</text:p>
          </table:table-cell>
          <table:table-cell table:number-columns-repeated="4"/>
        </table:table-row>
        <table:table-row table:style-name="ro1">
          <table:table-cell/>
          <table:table-cell table:formula="of:= -2.5 + 0.5*[.C5]" office:value-type="float" office:value="-2.9865" calcext:value-type="float">
            <text:p>-2,9865</text:p>
          </table:table-cell>
          <table:table-cell table:formula="of:=0.8+0.6*[.B6]" office:value-type="float" office:value="-0.9919" calcext:value-type="float">
            <text:p>-0,9919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</table:table-row>
        <table:table-row table:style-name="ro1">
          <table:table-cell/>
          <table:table-cell table:formula="of:= -2.5 + 0.5*[.C6]" office:value-type="float" office:value="-2.99595" calcext:value-type="float">
            <text:p>-2,99595</text:p>
          </table:table-cell>
          <table:table-cell table:formula="of:=0.8+0.6*[.B7]" office:value-type="float" office:value="-0.99757" calcext:value-type="float">
            <text:p>-0,9975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 -2.5 + 0.5*[.C7]" office:value-type="float" office:value="-2.998785" calcext:value-type="float">
            <text:p>-2,998785</text:p>
          </table:table-cell>
          <table:table-cell table:formula="of:=0.8+0.6*[.B8]" office:value-type="float" office:value="-0.999271" calcext:value-type="float">
            <text:p>-0,999271</text:p>
          </table:table-cell>
          <table:table-cell/>
          <table:table-cell table:formula="of:=[.E2]+[.F2]*[.F7]+[.G2]*[.G7]" office:value-type="float" office:value="-2.5" calcext:value-type="float">
            <text:p>-2,5</text:p>
          </table:table-cell>
          <table:table-cell table:formula="of:=[.E3]+[.F3]*[.E7]+[.G3]*[.G7]" office:value-type="float" office:value="0.8" calcext:value-type="float">
            <text:p>0,8</text:p>
          </table:table-cell>
          <table:table-cell/>
        </table:table-row>
        <table:table-row table:style-name="ro1">
          <table:table-cell/>
          <table:table-cell table:formula="of:= -2.5 + 0.5*[.C8]" office:value-type="float" office:value="-2.9996355" calcext:value-type="float">
            <text:p>-2,9996355</text:p>
          </table:table-cell>
          <table:table-cell table:formula="of:=0.8+0.6*[.B9]" office:value-type="float" office:value="-0.9997813" calcext:value-type="float">
            <text:p>-0,9997813</text:p>
          </table:table-cell>
          <table:table-cell table:number-columns-repeated="4"/>
        </table:table-row>
        <table:table-row table:style-name="ro1">
          <table:table-cell/>
          <table:table-cell table:formula="of:= -2.5 + 0.5*[.C9]" office:value-type="float" office:value="-2.99989065" calcext:value-type="float">
            <text:p>-2,99989065</text:p>
          </table:table-cell>
          <table:table-cell table:formula="of:=0.8+0.6*[.B10]" office:value-type="float" office:value="-0.99993439" calcext:value-type="float">
            <text:p>-0,99993439</text:p>
          </table:table-cell>
          <table:table-cell table:number-columns-repeated="4"/>
        </table:table-row>
        <table:table-row table:style-name="ro1">
          <table:table-cell/>
          <table:table-cell table:formula="of:= -2.5 + 0.5*[.C10]" office:value-type="float" office:value="-2.999967195" calcext:value-type="float">
            <text:p>-2,999967195</text:p>
          </table:table-cell>
          <table:table-cell table:formula="of:=0.8+0.6*[.B11]" office:value-type="float" office:value="-0.999980317" calcext:value-type="float">
            <text:p>-0,999980317</text:p>
          </table:table-cell>
          <table:table-cell table:number-columns-repeated="4"/>
        </table:table-row>
        <table:table-row table:style-name="ro1">
          <table:table-cell/>
          <table:table-cell table:formula="of:= -2.5 + 0.5*[.C11]" office:value-type="float" office:value="-2.9999901585" calcext:value-type="float">
            <text:p>-2,9999901585</text:p>
          </table:table-cell>
          <table:table-cell table:formula="of:=0.8+0.6*[.B12]" office:value-type="float" office:value="-0.9999940951" calcext:value-type="float">
            <text:p>-0,9999940951</text:p>
          </table:table-cell>
          <table:table-cell table:number-columns-repeated="4"/>
        </table:table-row>
        <table:table-row table:style-name="ro1">
          <table:table-cell/>
          <table:table-cell table:formula="of:= -2.5 + 0.5*[.C12]" office:value-type="float" office:value="-2.99999704755" calcext:value-type="float">
            <text:p>-2,99999704755</text:p>
          </table:table-cell>
          <table:table-cell table:formula="of:=0.8+0.6*[.B13]" office:value-type="float" office:value="-0.99999822853" calcext:value-type="float">
            <text:p>-0,99999822853</text:p>
          </table:table-cell>
          <table:table-cell table:number-columns-repeated="4"/>
        </table:table-row>
        <table:table-row table:style-name="ro1">
          <table:table-cell/>
          <table:table-cell table:formula="of:= -2.5 + 0.5*[.C13]" office:value-type="float" office:value="-2.999999114265" calcext:value-type="float">
            <text:p>-2,999999114265</text:p>
          </table:table-cell>
          <table:table-cell table:formula="of:=0.8+0.6*[.B14]" office:value-type="float" office:value="-0.999999468559" calcext:value-type="float">
            <text:p>-0,999999468559</text:p>
          </table:table-cell>
          <table:table-cell table:number-columns-repeated="4"/>
        </table:table-row>
        <table:table-row table:style-name="ro1">
          <table:table-cell/>
          <table:table-cell table:formula="of:= -2.5 + 0.5*[.C14]" office:value-type="float" office:value="-2.9999997342795" calcext:value-type="float">
            <text:p>-2,9999997342795</text:p>
          </table:table-cell>
          <table:table-cell table:formula="of:=0.8+0.6*[.B15]" office:value-type="float" office:value="-0.9999998405677" calcext:value-type="float">
            <text:p>-0,9999998405677</text:p>
          </table:table-cell>
          <table:table-cell table:number-columns-repeated="4"/>
        </table:table-row>
        <table:table-row table:style-name="ro1">
          <table:table-cell/>
          <table:table-cell table:formula="of:= -2.5 + 0.5*[.C15]" office:value-type="float" office:value="-2.99999992028385" calcext:value-type="float">
            <text:p>-2,99999992028385</text:p>
          </table:table-cell>
          <table:table-cell table:formula="of:=0.8+0.6*[.B16]" office:value-type="float" office:value="-0.99999995217031" calcext:value-type="float">
            <text:p>-0,99999995217031</text:p>
          </table:table-cell>
          <table:table-cell table:number-columns-repeated="4"/>
        </table:table-row>
        <table:table-row table:style-name="ro1">
          <table:table-cell/>
          <table:table-cell table:formula="of:= -2.5 + 0.5*[.C16]" office:value-type="float" office:value="-2.99999997608515" calcext:value-type="float">
            <text:p>-2,99999997608515</text:p>
          </table:table-cell>
          <table:table-cell table:formula="of:=0.8+0.6*[.B17]" office:value-type="float" office:value="-0.999999985651093" calcext:value-type="float">
            <text:p>-0,999999985651093</text:p>
          </table:table-cell>
          <table:table-cell table:number-columns-repeated="4"/>
        </table:table-row>
        <table:table-row table:style-name="ro1">
          <table:table-cell/>
          <table:table-cell table:formula="of:= -2.5 + 0.5*[.C17]" office:value-type="float" office:value="-2.99999999282555" calcext:value-type="float">
            <text:p>-2,99999999282555</text:p>
          </table:table-cell>
          <table:table-cell table:formula="of:=0.8+0.6*[.B18]" office:value-type="float" office:value="-0.999999995695328" calcext:value-type="float">
            <text:p>-0,999999995695328</text:p>
          </table:table-cell>
          <table:table-cell table:number-columns-repeated="4"/>
        </table:table-row>
        <table:table-row table:style-name="ro1">
          <table:table-cell/>
          <table:table-cell table:formula="of:= -2.5 + 0.5*[.C18]" office:value-type="float" office:value="-2.99999999784766" calcext:value-type="float">
            <text:p>-2,99999999784766</text:p>
          </table:table-cell>
          <table:table-cell table:formula="of:=0.8+0.6*[.B19]" office:value-type="float" office:value="-0.999999998708598" calcext:value-type="float">
            <text:p>-0,999999998708598</text:p>
          </table:table-cell>
          <table:table-cell table:number-columns-repeated="4"/>
        </table:table-row>
        <table:table-row table:style-name="ro1">
          <table:table-cell/>
          <table:table-cell table:formula="of:= -2.5 + 0.5*[.C19]" office:value-type="float" office:value="-2.9999999993543" calcext:value-type="float">
            <text:p>-2,9999999993543</text:p>
          </table:table-cell>
          <table:table-cell table:formula="of:=0.8+0.6*[.B20]" office:value-type="float" office:value="-0.999999999612579" calcext:value-type="float">
            <text:p>-0,99999999961257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3T00:02:30.093000000</meta:creation-date>
    <dc:date>2021-05-03T01:58:57.006000000</dc:date>
    <meta:editing-duration>PT1H46M16S</meta:editing-duration>
    <meta:editing-cycles>1</meta:editing-cycles>
    <meta:document-statistic meta:table-count="1" meta:cell-count="56" meta:object-count="0"/>
    <meta:generator>LibreOffice/7.1.2.2$Windows_X86_64 LibreOffice_project/8a45595d069ef5570103caea1b71cc9d82b2aae4</meta:generator>
  </office:meta>
</office:document-meta>
</file>